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ore: -118.86889705149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97.74512110349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79.14510610373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57.561981690864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35.25741507150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93.82071972212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75.97095954453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60.46871454626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44.80555737336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29.203083883889377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erformance evaluation for neg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82618304459864" calcext:value-type="float">
            <text:p>0.0182618304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616998063211766" calcext:value-type="float">
            <text:p>0.006169980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0184378623962" calcext:value-type="float">
            <text:p>0.014018437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49535775761009" calcext:value-type="float">
            <text:p>0.003495357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400000000019" calcext:value-type="float">
            <text:p>29.8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28087866914699" calcext:value-type="float">
            <text:p>0.0228087867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845609218272997" calcext:value-type="float">
            <text:p>0.0084560922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5397000312805" calcext:value-type="float">
            <text:p>0.016539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661489677788089" calcext:value-type="float">
            <text:p>0.006614896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700000000019" calcext:value-type="float">
            <text:p>29.97</text:p>
          </table:table-cell>
        </table:table-row>
        <table:table-row table:style-name="ro1">
          <table:table-cell office:value-type="string" calcext:value-type="string">
            <text:p>Performance evaluation for neg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82669380920381" calcext:value-type="float">
            <text:p>0.0182669381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493837732180014" calcext:value-type="float">
            <text:p>0.004938377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0819787979126" calcext:value-type="float">
            <text:p>0.0140819788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68398019724271" calcext:value-type="float">
            <text:p>0.002683980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000000000018" calcext:value-type="float">
            <text:p>29.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28376409211654" calcext:value-type="float">
            <text:p>0.022837640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685157892732811" calcext:value-type="float">
            <text:p>0.006851578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5618598461151" calcext:value-type="float">
            <text:p>0.016561859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545393748873003" calcext:value-type="float">
            <text:p>0.005453937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400000000019" calcext:value-type="float">
            <text:p>29.94</text:p>
          </table:table-cell>
        </table:table-row>
        <table:table-row table:style-name="ro1">
          <table:table-cell office:value-type="string" calcext:value-type="string">
            <text:p>Performance evaluation for neg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8267106668896" calcext:value-type="float">
            <text:p>0.018267106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418224639098037" calcext:value-type="float">
            <text:p>0.004182246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0843462944031" calcext:value-type="float">
            <text:p>0.014084346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18121932067208" calcext:value-type="float">
            <text:p>0.002181219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100000000019" calcext:value-type="float">
            <text:p>29.81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28388203077084" calcext:value-type="float">
            <text:p>0.0228388203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533810575220599" calcext:value-type="float">
            <text:p>0.0053381058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5628635883331" calcext:value-type="float">
            <text:p>0.0165628636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430576621124664" calcext:value-type="float">
            <text:p>0.004305766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400000000018" calcext:value-type="float">
            <text:p>29.74</text:p>
          </table:table-cell>
        </table:table-row>
        <table:table-row table:style-name="ro1">
          <table:table-cell office:value-type="string" calcext:value-type="string">
            <text:p>Performance evaluation for neg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82671140958345" calcext:value-type="float">
            <text:p>0.0182671141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326168791243871" calcext:value-type="float">
            <text:p>0.0032616879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0844511985779" calcext:value-type="float">
            <text:p>0.0140844512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61322326704816" calcext:value-type="float">
            <text:p>0.001613223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200000000019" calcext:value-type="float">
            <text:p>29.82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28388679503327" calcext:value-type="float">
            <text:p>0.02283886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394724062670532" calcext:value-type="float">
            <text:p>0.0039472406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5629160404205" calcext:value-type="float">
            <text:p>0.016562916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06960791157312" calcext:value-type="float">
            <text:p>0.003069607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300000000019" calcext:value-type="float">
            <text:p>29.93</text:p>
          </table:table-cell>
        </table:table-row>
        <table:table-row table:style-name="ro1">
          <table:table-cell office:value-type="string" calcext:value-type="string">
            <text:p>Performance evaluation for neg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82671130957239" calcext:value-type="float">
            <text:p>0.0182671131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231937596269957" calcext:value-type="float">
            <text:p>0.00231937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0844440460205" calcext:value-type="float">
            <text:p>0.01408444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08580535511428" calcext:value-type="float">
            <text:p>0.001085805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400000000019" calcext:value-type="float">
            <text:p>29.9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228388629921287" calcext:value-type="float">
            <text:p>0.022838863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275167025903248" calcext:value-type="float">
            <text:p>0.002751670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5629088878632" calcext:value-type="float">
            <text:p>0.0165629089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8056136070571" calcext:value-type="float">
            <text:p>0.001805613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300000000019" calcext:value-type="float">
            <text:p>29.93</text:p>
          </table:table-cell>
        </table:table-row>
        <table:table-row table:style-name="ro1">
          <table:table-cell office:value-type="string" calcext:value-type="string">
            <text:p>Performance evaluation for pos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80801717212093" calcext:value-type="float">
            <text:p>0.038080171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15629343190133" calcext:value-type="float">
            <text:p>0.011562934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218082427979" calcext:value-type="float">
            <text:p>0.0199218082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637671669425422" calcext:value-type="float">
            <text:p>0.006376716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800000000019" calcext:value-type="float">
            <text:p>29.98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70133787161605" calcext:value-type="float">
            <text:p>0.0370133787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00623833116603" calcext:value-type="float">
            <text:p>0.010062383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4892303943634" calcext:value-type="float">
            <text:p>0.0164892304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656979957787372" calcext:value-type="float">
            <text:p>0.006569799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700000000019" calcext:value-type="float">
            <text:p>29.97</text:p>
          </table:table-cell>
        </table:table-row>
        <table:table-row table:style-name="ro1">
          <table:table-cell office:value-type="string" calcext:value-type="string">
            <text:p>Performance evaluation for pos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8017597323979" calcext:value-type="float">
            <text:p>0.038017597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948467953180021" calcext:value-type="float">
            <text:p>0.0094846795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215531349182" calcext:value-type="float">
            <text:p>0.019921553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515615662286246" calcext:value-type="float">
            <text:p>0.005156156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700000000019" calcext:value-type="float">
            <text:p>29.8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69392860041162" calcext:value-type="float">
            <text:p>0.036939286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831355937698098" calcext:value-type="float">
            <text:p>0.008313559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5113818645477" calcext:value-type="float">
            <text:p>0.0165113819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539125334873138" calcext:value-type="float">
            <text:p>0.005391253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300000000019" calcext:value-type="float">
            <text:p>29.93</text:p>
          </table:table-cell>
        </table:table-row>
        <table:table-row table:style-name="ro1">
          <table:table-cell office:value-type="string" calcext:value-type="string">
            <text:p>Performance evaluation for pos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80140309446231" calcext:value-type="float">
            <text:p>0.038014030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788169647720853" calcext:value-type="float">
            <text:p>0.0078816965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215376377106" calcext:value-type="float">
            <text:p>0.0199215376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11255438221718" calcext:value-type="float">
            <text:p>0.004112554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800000000019" calcext:value-type="float">
            <text:p>29.98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69350763299892" calcext:value-type="float">
            <text:p>0.0369350763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680556211246192" calcext:value-type="float">
            <text:p>0.006805562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5133440494537" calcext:value-type="float">
            <text:p>0.016513344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435222893102766" calcext:value-type="float">
            <text:p>0.004352228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600000000019" calcext:value-type="float">
            <text:p>29.96</text:p>
          </table:table-cell>
        </table:table-row>
        <table:table-row table:style-name="ro1">
          <table:table-cell office:value-type="string" calcext:value-type="string">
            <text:p>Performance evaluation for pos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80138834792" calcext:value-type="float">
            <text:p>0.0380138835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79816854607149" calcext:value-type="float">
            <text:p>0.0057981685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215376377106" calcext:value-type="float">
            <text:p>0.0199215376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92836756201523" calcext:value-type="float">
            <text:p>0.002928367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700000000019" calcext:value-type="float">
            <text:p>29.9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69349056975606" calcext:value-type="float">
            <text:p>0.0369349057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503465641167228" calcext:value-type="float">
            <text:p>0.005034656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5134251117706" calcext:value-type="float">
            <text:p>0.0165134251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09526503601948" calcext:value-type="float">
            <text:p>0.00309526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200000000019" calcext:value-type="float">
            <text:p>29.92</text:p>
          </table:table-cell>
        </table:table-row>
        <table:table-row table:style-name="ro1">
          <table:table-cell office:value-type="string" calcext:value-type="string">
            <text:p>Performance evaluation for pos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80138762116138" calcext:value-type="float">
            <text:p>0.0380138762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365232317064134" calcext:value-type="float">
            <text:p>0.0036523232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215364456177" calcext:value-type="float">
            <text:p>0.019921536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6133628121044" calcext:value-type="float">
            <text:p>0.001613362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200000000019" calcext:value-type="float">
            <text:p>29.92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69348994830877" calcext:value-type="float">
            <text:p>0.036934899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332875005123221" calcext:value-type="float">
            <text:p>0.003328750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58878076076508" calcext:value-type="float">
            <text:p>0.0158878076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75563295453604" calcext:value-type="float">
            <text:p>0.00175563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300000000019" calcext:value-type="float">
            <text:p>29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9:25:22.430368926</meta:creation-date>
    <dc:date>2020-10-03T19:26:31.194741732</dc:date>
    <meta:editing-duration>PT1M9S</meta:editing-duration>
    <meta:editing-cycles>1</meta:editing-cycles>
    <meta:document-statistic meta:table-count="1" meta:cell-count="220" meta:object-count="0"/>
    <meta:generator>LibreOffice/5.1.6.2$Linux_X86_64 LibreOffice_project/10m0$Build-2</meta:generator>
  </office:meta>
</office:document-meta>
</file>